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5-03-27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4-06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4-03-1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3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3-09-15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3-03-1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2-12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2-09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2-01-12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1-09-2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1-03-11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0-12-30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0-09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20-03-1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9-12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9-09-2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9-06-1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9-03-1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8-09-18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8-06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8-03-0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7-12-1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7-09-2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7-06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7-03-1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6-12-2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6-09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6-06-2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6-03-0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5-12-1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5-09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5-06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4-12-24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4-09-1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4-03-0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3-12-2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3-09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3-06-2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3-03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2-12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2-10-0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2-03-0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1-12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1-09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1-03-0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0-12-10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0-09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0-06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10-03-0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9-12-0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9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9-01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8-06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8-03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7-12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7-09-2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7-06-0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7-03-21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6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6-09-2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6-03-02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5-12-1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5-09-3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5-03-09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4-12-03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3-09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3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2-12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2-09-19 0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2-06-06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2-03-1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0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200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9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9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8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8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8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7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7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6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6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6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5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4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4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4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3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2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2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2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1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1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1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0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90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9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9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8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6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6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5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4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4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3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3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3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1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1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0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80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9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8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7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7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5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5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3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2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2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1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1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1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1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0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0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70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9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9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9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8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8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8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8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3384" calcext:value-type="float">
            <text:p>30.1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7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7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7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6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6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5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4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4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4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4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ILL0000166</text:p>
          </table:table-cell>
          <table:table-cell office:value-type="string" calcext:value-type="string">
            <text:p>03N/21E-28BBD</text:p>
          </table:table-cell>
          <table:table-cell office:value-type="string" calcext:value-type="string">
            <text:p>1964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4" meta:object-count="0"/>
    <meta:user-defined meta:name="AppVersion">3.0</meta:user-defined>
  </office:meta>
</office:document-meta>
</file>